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A0000036B58411FA3F38F8B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3333" draw:auto-grow-height="false" fo:min-height="0.196cm" fo:min-width="0cm" fo:wrap-option="no-wrap"/>
    </style:style>
    <style:style style:name="gr3" style:family="graphic" style:parent-style-name="standard">
      <style:graphic-properties svg:stroke-color="#ff3333" draw:auto-grow-height="false" fo:min-height="0.076cm" fo:min-width="0cm" fo:wrap-option="no-wrap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4.111cm" svg:x="1cm" svg:y="7.794cm">
          <draw:image xlink:href="Pictures/100000000000049A0000036B58411FA3F38F8B75.png" xlink:type="simple" xlink:show="embed" xlink:actuate="onLoad">
            <text:p/>
          </draw:image>
        </draw:frame>
        <draw:custom-shape draw:style-name="gr2" draw:layer="layout" svg:width="0.3cm" svg:height="0.5cm" svg:x="2cm" svg:y="8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layer="layout" svg:width="0.5cm" svg:height="0.4cm" svg:x="1.9cm" svg:y="9.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layer="layout" svg:width="0.4cm" svg:height="0.4cm" svg:x="2cm" svg:y="17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4T08:15:31.506556534</dc:date>
    <meta:editing-duration>PT1M14S</meta:editing-duration>
    <meta:editing-cycles>1</meta:editing-cycles>
    <meta:document-statistic meta:object-count="4"/>
    <meta:generator>LibreOffice/5.2.2.2$Linux_X86_64 LibreOffice_project/20m0$Build-2</meta:generator>
  </office:meta>
</office:document-meta>
</file>